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21"/>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6</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778891018"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321775254"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51789576"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356400359"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527008821"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6, the built-in version will be hidden (to avoid confusion). If you uninstall version 1.1.6,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377099546"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479873638"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376614962"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768263112"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original_image_size, notes, use_dublin_core, ignore_hard_line_breaks, ignore_empty_paragraphs, ignore_double_spaces, split_level, repeat_levels</text:span><text:span text:style-name="Source_20_Text">,</text:span><text:span text:style-name="Source_20_Text">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original_image_size, display_hidden_text, notes, use_dublin_core, ignore_hard_line_breaks, ignore_empty_paragraphs, ignore_double_spaces, split_level, page_break_split, split_after, external_toc_depth</text:span><text:span text:style-name="Source_20_Text">,</text:span><text:span text:style-name="Source_20_Text"> include_toc</text:span></text:p>
      <text:p text:style-name="Heading_20_4">Calc2xhtml</text:p>
      <text:p text:style-name="Text_20_body_20_left_20_justified"><text:span text:style-name="Source_20_Text">scaling, column_scaling, convert_to_px, original_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647553837" text:style-name="L21">
        <text:list-item>
          <text:p text:style-name="P28">Unzip <text:span text:style-name="Source_20_Text">writer2latex116alpha.zip</text:span> into some directory. This will create a subdirectory <text:span text:style-name="Source_20_Text">writer2latex11</text:span>.</text:p>
        </text:list-item>
        <text:list-item>
          <text:p text:style-name="P28">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938238830" text:style-name="L11">
        <text:list-item>
          <text:p text:style-name="P21">Unzip <text:span text:style-name="Source_20_Text">writer2latex116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item>
          <text:p text:style-name="P21">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720200062"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823490092"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for the XHTML export,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048530767" text:style-name="L14">
        <text:list-item>
          <text:p text:style-name="P23"><text:span text:style-name="Source_20_Text">name</text:span> specifies the name of the Writer style.</text:p>
        </text:list-item>
        <text:list-item>
          <text:p text:style-name="P23"><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773705822"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User defined meta data</text:h>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following properties are supported:</text:p>
      <text:list xml:id="list1589724664" text:style-name="L16">
        <text:list-item>
          <text:p text:style-name="P25"><text:span text:style-name="T5">Identifier</text:span>: Each EPUB document must have a unique ID. Normally Writer2xhtml generates a Universal Unique ID (UUID) for this purpose, but you may override this with your own ID.</text:p>
          <text:p text:style-name="P25">To do this add a new property, enter <text:span text:style-name="T5">Identifier</text:span> (case is not important) as name and the ID as value.</text:p>
          <text:p text:style-name="P25">An identifier may follow a specific identification scheme, e.g. ISBN. To specify an identification scheme, append this to the name separated by a period, e.g. <text:span text:style-name="T5">Identifier.ISBN</text:span>.</text:p>
          <text:p text:style-name="P25">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5"><text:span text:style-name="T5">Creator</text:span>: A primary creator or author of the publication.</text:p>
          <text:p text:style-name="P25">Enter <text:span text:style-name="T5">Creator</text:span> as name and the creator's name as value.</text:p>
          <text:p text:style-name="P25">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5">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list-item>
        <text:list-item>
          <text:p text:style-name="P25"><text:span text:style-name="T5">Contributor</text:span>: A party whose contribution to the publication is secondary to those named in creator elements. Otherwise it is handled like Creator, and the same rules apply.</text:p>
        </text:list-item>
        <text:list-item>
          <text:p text:style-name="P25"><text:span text:style-name="T5">Date</text:span>: Date of publication. The date must be in the format YYYY-MM-DD (year-month-date) or more generally in the format specified in <text:a xlink:type="simple" xlink:href="http://www.w3.org/TR/NOTE-datetime">http://www.w3.org/TR/NOTE-datetime</text:a>.</text:p>
          <text:p text:style-name="P25">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5">You can give several dates, in this case add a number to the word date, e.g. <text:span text:style-name="T5">date1.creation</text:span>, <text:span text:style-name="T5">date2.modification</text:span>.</text:p>
        </text:list-item>
      </text:list>
      <text:p text:style-name="Text_20_body">You can only have one instance of the remaining properties, hence they cannot be numbered. Also no additional data can be appended to the name.</text:p>
      <text:list xml:id="list735288520" text:continue-numbering="true" text:style-name="L16">
        <text:list-item>
          <text:p text:style-name="P25"><text:span text:style-name="T5">Publisher</text:span>: The publisher of the document.</text:p>
        </text:list-item>
        <text:list-item>
          <text:p text:style-name="P25"><text:soft-page-break/><text:span text:style-name="T5">Type</text:span>: Terms describing general categories, functions, genres, or aggregation levels for content.</text:p>
        </text:list-item>
        <text:list-item>
          <text:p text:style-name="P25"><text:span text:style-name="T5">Format</text:span>: The media type or dimensions of the resource.</text:p>
        </text:list-item>
        <text:list-item>
          <text:p text:style-name="P25"><text:span text:style-name="T5">Source</text:span>: Information regarding a prior resource from which the publication was derived.</text:p>
        </text:list-item>
        <text:list-item>
          <text:p text:style-name="P25"><text:span text:style-name="T5">Relation</text:span>: An identifier of an auxiliary resource and its relationship to the publication.</text:p>
        </text:list-item>
        <text:list-item>
          <text:p text:style-name="P25"><text:span text:style-name="T5">Coverage</text:span>: The extent or scope of the publication’s content.</text:p>
        </text:list-item>
        <text:list-item>
          <text:p text:style-name="P25"><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589202482" text:style-name="L17">
        <text:list-item>
          <text:p text:style-name="P26"><text:soft-page-break/>The <text:span text:style-name="Source_20_Text">sSourceURL</text:span> specifies the URL of the source directory</text:p>
        </text:list-item>
        <text:list-item>
          <text:p text:style-name="P26">The <text:span text:style-name="Source_20_Text">sTargetURL</text:span> specifies the URL of the target directory</text:p>
        </text:list-item>
        <text:list-item>
          <text:p text:style-name="P26">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soft-page-break/>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578009238" text:style-name="L18">
        <text:list-item>
          <text:p text:style-name="P27">The method <text:span text:style-name="Source_20_Text">convertFormula</text:span> converts a StarMath string to a LaTeX string</text:p>
        </text:list-item>
        <text:list-item>
          <text:p text:style-name="P27">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2-14T08:43:58</dc:date>
    <meta:print-date>2004-06-29T10:09:33</meta:print-date>
    <dc:language>en-US</dc:language>
    <meta:editing-cycles>299</meta:editing-cycles>
    <meta:editing-duration>PT40H47M01S</meta:editing-duration>
    <meta:document-statistic meta:table-count="24" meta:image-count="1" meta:object-count="0" meta:page-count="44" meta:paragraph-count="1060" meta:word-count="12409" meta:character-count="81944"/>
    <meta:user-defined meta:name="Info 1"/>
    <meta:user-defined meta:name="Info 2"/>
    <meta:user-defined meta:name="Info 3"/>
    <meta:user-defined meta:name="Info 4"/>
  </office:meta>
</office:document-meta>
</file>